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232cm" fo:min-width="20.301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0.739cm" fo:min-width="0.847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639cm" fo:min-width="2.548cm"/>
    </style:style>
    <style:style style:name="gr4" style:family="graphic" style:parent-style-name="standard">
      <style:graphic-properties draw:fill-color="#f7a19a" draw:textarea-horizontal-align="justify" draw:textarea-vertical-align="middle" draw:auto-grow-height="false" fo:min-height="0.668cm" fo:min-width="5.625cm"/>
    </style:style>
    <style:style style:name="gr5" style:family="graphic" style:parent-style-name="standard">
      <style:graphic-properties draw:fill-color="#59c5c7" draw:textarea-horizontal-align="justify" draw:textarea-vertical-align="middle" draw:auto-grow-height="false" fo:min-height="0.668cm" fo:min-width="5.6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1.4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f7a19a"/>
      <style:paragraph-properties fo:text-align="center"/>
    </style:style>
    <style:style style:name="P5" style:family="paragraph">
      <loext:graphic-properties draw:fill-color="#59c5c7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ed1c24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color="#ed1c24" fo:font-size="12pt" style:font-size-asian="12pt" style:font-size-complex="12pt"/>
    </style:style>
    <style:style style:name="P10" style:family="paragraph">
      <style:paragraph-properties fo:text-align="center"/>
      <style:text-properties fo:color="#00aaad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00aaad" fo:font-size="12pt" style:font-size-asian="12pt" style:font-size-complex="12pt"/>
    </style:style>
    <style:style style:name="P12" style:family="paragraph">
      <style:text-properties fo:color="#0066b3"/>
    </style:style>
    <style:style style:name="P13" style:family="paragraph">
      <loext:graphic-properties draw:fill="none" draw:fill-color="#ffffff"/>
      <style:text-properties fo:color="#0066b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ed1c24" fo:font-size="12pt" style:font-size-asian="12pt" style:font-size-complex="12pt"/>
    </style:style>
    <style:style style:name="T7" style:family="text">
      <style:text-properties fo:color="#00aaad" fo:font-size="12pt" style:font-size-asian="12pt" style:font-size-complex="12pt"/>
    </style:style>
    <style:style style:name="T8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717cm" svg:height="9.398cm" svg:x="3.03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905cm" svg:height="1.397cm" svg:x="1cm" svg:y="6.716cm">
          <text:p text:style-name="P2">F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397cm" svg:x="1cm" svg:y="11.716cm">
          <text:p text:style-name="P2"><text:span text:style-name="T1">WeS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048cm" svg:height="0.889cm" svg:x="3.413cm" svg:y="6.97cm">
          <text:p text:style-name="P2"><text:span text:style-name="T2">FlexBrid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889cm" svg:x="3.413cm" svg:y="11.97cm">
          <text:p text:style-name="P2"><text:span text:style-name="T2">Chor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23cm" svg:height="1.016cm" svg:x="6.969cm" svg:y="6.906cm">
          <text:p text:style-name="P2"><text:span text:style-name="T3">FlexBridge-Chorus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223cm" svg:height="1.016cm" svg:x="7.022cm" svg:y="9.654cm">
          <text:p text:style-name="P2"><text:span text:style-name="T4">TriboroughBridge-Chorus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223cm" svg:height="1.016cm" svg:x="6.969cm" svg:y="11.906cm">
          <text:p text:style-name="P2"><text:span text:style-name="T3">LiftBridge-Chorus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223cm" svg:height="1.016cm" svg:x="13.969cm" svg:y="6.906cm">
          <text:p text:style-name="P2"><text:span text:style-name="T3">LibFlexBridge-Chorus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223cm" svg:height="1.016cm" svg:x="13.954cm" svg:y="9.654cm">
          <text:p text:style-name="P2"><text:span text:style-name="T5">LibTriboroughBridge-Chorus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0.889cm" svg:x="21.066cm" svg:y="6.97cm">
          <text:p text:style-name="P2"><text:span text:style-name="T4">LfMergeBrid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397cm" svg:x="25cm" svg:y="6.716cm">
          <text:p text:style-name="P2"><text:span text:style-name="T5">Language</text:span></text:p>
          <text:p text:style-name="P2"><text:span text:style-name="T5">Fo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905cm" svg:y1="7.35cm" svg:x2="3.54cm" svg:y2="7.35cm">
          <text:p/>
        </draw:line>
        <draw:line draw:style-name="gr6" draw:text-style-name="P1" draw:layer="layout" svg:x1="6.461cm" svg:y1="7.477cm" svg:x2="7.223cm" svg:y2="7.477cm">
          <text:p/>
        </draw:line>
        <draw:line draw:style-name="gr6" draw:text-style-name="P1" draw:layer="layout" svg:x1="13.192cm" svg:y1="7.477cm" svg:x2="14.208cm" svg:y2="7.477cm">
          <text:p/>
        </draw:line>
        <draw:line draw:style-name="gr6" draw:text-style-name="P1" draw:layer="layout" svg:x1="10.017cm" svg:y1="7.858cm" svg:x2="10.017cm" svg:y2="9.636cm">
          <text:p/>
        </draw:line>
        <draw:line draw:style-name="gr6" draw:text-style-name="P1" draw:layer="layout" svg:x1="17.002cm" svg:y1="7.985cm" svg:x2="17.002cm" svg:y2="9.636cm">
          <text:p/>
        </draw:line>
        <draw:line draw:style-name="gr6" draw:text-style-name="P1" draw:layer="layout" svg:x1="2.905cm" svg:y1="12.43cm" svg:x2="3.667cm" svg:y2="12.43cm">
          <text:p/>
        </draw:line>
        <draw:line draw:style-name="gr6" draw:text-style-name="P1" draw:layer="layout" svg:x1="6.461cm" svg:y1="12.43cm" svg:x2="7.096cm" svg:y2="12.43cm">
          <text:p/>
        </draw:line>
        <draw:line draw:style-name="gr6" draw:text-style-name="P1" draw:layer="layout" svg:x1="9.89cm" svg:y1="11.922cm" svg:x2="9.89cm" svg:y2="10.652cm">
          <text:p/>
        </draw:line>
        <draw:line draw:style-name="gr6" draw:text-style-name="P1" draw:layer="layout" svg:x1="13.319cm" svg:y1="10.144cm" svg:x2="13.954cm" svg:y2="10.144cm">
          <text:p/>
        </draw:line>
        <draw:frame draw:style-name="gr7" draw:text-style-name="P7" draw:layer="layout" svg:width="2.286cm" svg:height="1.27cm" svg:x="1cm" svg:y="4.937cm">
          <draw:text-box>
            <text:p text:style-name="P6"><text:span text:style-name="T4">Desktop</text:span></text:p>
            <text:p text:style-name="P6"><text:span text:style-name="T4">App</text:span></text:p>
          </draw:text-box>
        </draw:frame>
        <draw:frame draw:style-name="gr7" draw:text-style-name="P7" draw:layer="layout" svg:width="2.461cm" svg:height="1.27cm" svg:x="3.794cm" svg:y="4.937cm">
          <draw:text-box>
            <text:p text:style-name="P6"><text:span text:style-name="T4">Command</text:span></text:p>
            <text:p text:style-name="P6"><text:span text:style-name="T4">Process</text:span></text:p>
          </draw:text-box>
        </draw:frame>
        <draw:frame draw:style-name="gr8" draw:text-style-name="P9" draw:layer="layout" svg:width="3.889cm" svg:height="1.661cm" svg:x="8.287cm" svg:y="4.937cm">
          <draw:text-box>
            <text:p text:style-name="P8"><text:span text:style-name="T6">Reference</text:span></text:p>
            <text:p text:style-name="P8"><text:span text:style-name="T6">Windows.Forms</text:span></text:p>
          </draw:text-box>
        </draw:frame>
        <draw:frame draw:style-name="gr8" draw:text-style-name="P11" draw:layer="layout" svg:width="3.889cm" svg:height="1.661cm" svg:x="15.288cm" svg:y="4.938cm">
          <draw:text-box>
            <text:p text:style-name="P10"><text:span text:style-name="T7">No</text:span></text:p>
            <text:p text:style-name="P10"><text:span text:style-name="T7">Windows.Forms</text:span></text:p>
            <text:p text:style-name="P10"><text:span text:style-name="T7">Reference</text:span></text:p>
          </draw:text-box>
        </draw:frame>
        <draw:frame draw:style-name="gr7" draw:text-style-name="P7" draw:layer="layout" svg:width="2.461cm" svg:height="1.27cm" svg:x="21.251cm" svg:y="4.937cm">
          <draw:text-box>
            <text:p text:style-name="P6"><text:span text:style-name="T4">Command</text:span></text:p>
            <text:p text:style-name="P6"><text:span text:style-name="T4">Process</text:span></text:p>
          </draw:text-box>
        </draw:frame>
        <draw:frame draw:style-name="gr7" draw:text-style-name="P7" draw:layer="layout" svg:width="2.286cm" svg:height="1.27cm" svg:x="24.9cm" svg:y="4.937cm">
          <draw:text-box>
            <text:p text:style-name="P6"><text:span text:style-name="T4">Web</text:span></text:p>
            <text:p text:style-name="P6"><text:span text:style-name="T4">App</text:span></text:p>
          </draw:text-box>
        </draw:frame>
        <draw:line draw:style-name="gr6" draw:text-style-name="P1" draw:layer="layout" svg:x1="21.066cm" svg:y1="7.35cm" svg:x2="20.177cm" svg:y2="7.35cm">
          <text:p/>
        </draw:line>
        <draw:line draw:style-name="gr6" draw:text-style-name="P1" draw:layer="layout" svg:x1="25.003cm" svg:y1="7.35cm" svg:x2="24.114cm" svg:y2="7.35cm">
          <text:p/>
        </draw:line>
        <draw:frame draw:style-name="gr9" draw:text-style-name="P13" draw:layer="layout" svg:width="6.488cm" svg:height="0.954cm" svg:x="10.26cm" svg:y="3.286cm">
          <draw:text-box>
            <text:p text:style-name="P12"><text:span text:style-name="T8">FlexBridge repos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5:44:37.751000000</meta:creation-date>
    <dc:date>2017-09-29T16:12:32.976000000</dc:date>
    <meta:editing-duration>PT3M38S</meta:editing-duration>
    <meta:editing-cycles>1</meta:editing-cycles>
    <meta:document-statistic meta:object-count="30"/>
    <meta:generator>LibreOffice/5.4.1.2$Windows_X86_64 LibreOffice_project/ea7cb86e6eeb2bf3a5af73a8f7777ac570321527</meta:generator>
  </office:meta>
</office:document-meta>
</file>